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54264" officeooo:paragraph-rsid="00154264"/>
    </style:style>
    <style:style style:name="T1" style:family="text">
      <style:text-properties officeooo:rsid="0016fa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 44.3</text:p>
      <text:p text:style-name="P1"/>
      <text:p text:style-name="P1">En aquest zip hi ha totes les funcionalitats demanades per l’entrega, el problema es que no te part grafica. Pero hi ha uns jocs de prova predefinits que demostren que el codi funciona correctament i totes les funcionalitats.</text:p>
      <text:p text:style-name="P1">Que en aquest cas pot guardar tots els escenaris, i l’horari. També carrega els escenaris i els horaris. </text:p>
      <text:p text:style-name="P1">Les funcionals que estan implementades i funcionen correctament són les de modificar horari, és a dir, pot canviar un grup de aula i hora si les restriccions ho permeten. </text:p>
      <text:p text:style-name="P1">Despres també esta implementat per poder editar l’escenari de aules i assignatures, és a dir, eliminar <text:s/>o afegir assignatures o aules.</text:p>
      <text:p text:style-name="P1">També hi ha implementat el fitxer de restriccions on hi ha dos restriccions triades per nosaltres que son la de subnivell que tracta a un grup d’assignatures com si fossin de la mateixa fase, despres també hi ha la restricció de interva horari, que el que representa es que una assignatura ha d’estar dins de un període que tria l’usuari. Nosaltres permetem editar, afegir i eliminar restriccions. D’aquesta manera podem fer que un horari sigui menys restrictiu a mesura que anem eliminant restriccions.</text:p>
      <text:p text:style-name="P1"/>
      <text:p text:style-name="P1">Tot està dins del codi, però en aquest zip només <text:span text:style-name="T1">permet fer servir un joc de proves determinat que està predefinit, aquest joc de proves esta explicat en el document. Esta especialment fet per tal de demostrar que funcionen totes les funcionalitats explicades anteriorment, fent gran enfasi en les funcionalitats de restriccions i modificar hora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20:01:46.819326350</meta:creation-date>
    <dc:date>2018-12-21T20:22:14.159698308</dc:date>
    <meta:editing-duration>PT8M47S</meta:editing-duration>
    <meta:editing-cycles>1</meta:editing-cycles>
    <meta:generator>LibreOffice/6.0.6.2$Linux_X86_64 LibreOffice_project/00m0$Build-2</meta:generator>
    <meta:document-statistic meta:table-count="0" meta:image-count="0" meta:object-count="0" meta:page-count="1" meta:paragraph-count="7" meta:word-count="246" meta:character-count="1495" meta:non-whitespace-character-count="1253"/>
  </office:meta>
</office:document-meta>
</file>